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76cm" table:align="left"/>
    </style:style>
    <style:style style:name="Table1.A" style:family="table-column">
      <style:table-column-properties style:column-width="6.376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This is where battle text goe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rosan </meta:initial-creator>
    <meta:creation-date>2018-09-06T03:53:19.53</meta:creation-date>
    <dc:date>2019-10-07T15:27:57.36</dc:date>
    <dc:creator>Miacis Miacidae</dc:creator>
    <meta:editing-duration>PT2H10M48S</meta:editing-duration>
    <meta:editing-cycles>12</meta:editing-cycles>
    <meta:generator>OpenOffice/4.1.6$Win32 OpenOffice.org_project/416m1$Build-9790</meta:generator>
    <meta:document-statistic meta:table-count="1" meta:image-count="0" meta:object-count="0" meta:page-count="1" meta:paragraph-count="1" meta:word-count="6" meta:character-count="30"/>
  </office:meta>
</office:document-meta>
</file>